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Waybill-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Waybill">
            <text:p>Waybill</text:p>
          </table:table-cell>
          <table:table-cell table:style-name="ce8" office:value-type="string" office:string-value="Waybill. Details">
            <text:p>Waybill. Details</text:p>
          </table:table-cell>
          <table:table-cell table:style-name="ce8" office:value-type="string" office:string-value=""/>
          <table:table-cell table:style-name="ce8" office:value-type="string" office:string-value="Waybill">
            <text:p>Waybill</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Consignment Note">
            <text:p>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
            <text:p>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Waybill. UBL Version Identifier. Identifier">
            <text:p>Waybill. UBL Vers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Waybill. Customization Identifier. Identifier">
            <text:p>Waybill. Customiza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A3 formula pasted to A4">
            <text:p>Changes for UBL 2.0 Update Package: H3 formula pasted to H4 and H5; A3 formula pasted to A4</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Waybill. Profile Identifier. Identifier">
            <text:p>Waybill. Profile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Waybill. Profile Execution Identifier. Identifier">
            <text:p>Waybill. Profile Execu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Waybill. Identifier">
            <text:p>Waybill.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Master Waybill Number">
            <text:p>Master Waybill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Waybill. Carrier Assigned_ Identifier. Identifier">
            <text:p>Waybill. Carrier Assigned_ Identifier. Identifie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assigned by a carrier or its agent to identify a specific shipment.">
            <text:p>An identifier (in the form of a reference number) assigned by a carrier or its agent to identify a specific shipment.</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Waybill. UUID. Identifier">
            <text:p>Waybill. UUID.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Waybill. Issue Date. Date">
            <text:p>Waybill. Issue Date. Dat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Waybill. Issue Time. Time">
            <text:p>Waybill. Issue Time. Ti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Waybill. Name">
            <text:p>Waybill. Na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Air Waybill , House Waybill ">
            <text:p><text:s/>Air Waybill , <text:s/>House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Waybill. Description. Text">
            <text:p>Waybill. Description.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 describing the contents of the Waybill.">
            <text:p>Text describing the contents of the Waybill.</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Waybill. to Textual description of the document instance. ">
            <text:p>Changes for UBL 2.0 Update Package: Definition (cell Q12) changed from <text:s/>Textual description of a Waybill.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Waybill. Note. Text">
            <text:p>Waybill. Note.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Waybill. Shipping Order Identifier. Identifier">
            <text:p>Waybill. Shipping Order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of the Shipping Order or Forwarding Instruction associated with this shipment.">
            <text:p>An identifier (in the form of a reference number) of the Shipping Order or Forwarding Instruction associated with this shipment.</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dValoremIndicator">
            <text:p>AdValoremIndicator</text:p>
          </table:table-cell>
          <table:table-cell office:value-type="string" table:style-name="ce9" office:string-value="Waybill. Ad Valorem_ Indicator. Indicator">
            <text:p>Waybill. Ad Valorem_ Indicator. Indicato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6]&lt;&gt;&quot;&quot;;CONCATENATE([.F16];&quot; &quot;;[.G16]);[.G16])"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6]&lt;&gt;&quot;&quot;;CONCATENATE([.J16];&quot;_ &quot;;[.I16];&quot;. Type&quot;);CONCATENATE([.I16];&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claredCarriageValueAmount">
            <text:p>DeclaredCarriageValueAmount</text:p>
          </table:table-cell>
          <table:table-cell office:value-type="string" table:style-name="ce9" office:string-value="Waybill. Declared Carriage_ Value. Amount">
            <text:p>Waybill. Declared Carriage_ Value. Amoun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7]&lt;&gt;&quot;&quot;;CONCATENATE([.F17];&quot; &quot;;[.G17]);[.G17])"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7]&lt;&gt;&quot;&quot;;CONCATENATE([.J17];&quot;_ &quot;;[.I17];&quot;. Type&quot;);CONCATENATE([.I17];&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OtherInstruction">
            <text:p>OtherInstruction</text:p>
          </table:table-cell>
          <table:table-cell office:value-type="string" table:style-name="ce9" office:string-value="Waybill. Other_ Instruction. Text">
            <text:p>Waybill. Other_ Instruction. Tex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8]&lt;&gt;&quot;&quot;;CONCATENATE([.F18];&quot; &quot;;[.G18]);[.G18])"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related to the shipment to the forwarders or carriers. This should only be used where such information cannot be represented in other structured information entities within the document.">
            <text:p>Other free-text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orParty">
            <text:p>ConsignorParty</text:p>
          </table:table-cell>
          <table:table-cell table:style-name="ce10" office:value-type="string" office:string-value="Waybill. Consignor_ Party. Party">
            <text:p>Waybill. Consigno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CarrierParty">
            <text:p>CarrierParty</text:p>
          </table:table-cell>
          <table:table-cell table:style-name="ce10" office:value-type="string" office:string-value="Waybill. Carrier_ Party. Party">
            <text:p>Waybill. Carri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FreightForwarderParty">
            <text:p>FreightForwarderParty</text:p>
          </table:table-cell>
          <table:table-cell table:style-name="ce10" office:value-type="string" office:string-value="Waybill. Freight Forwarder_ Party. Party">
            <text:p>Waybill. Freight Forward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10" office:value-type="string" office:string-value="Waybill. Shipment">
            <text:p>Waybill. Shipment</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 separately identifiable collection of goods items (available to be) transported from one consignor to one consignee via one or more modes of transport. to An association to Shipment. ">
            <text:p>Changes for UBL 2.0 Update Package: Definition changed from <text:s/>A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Waybill. Document Reference">
            <text:p>Waybill. Document Referenc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ExchangeRate">
            <text:p>ExchangeRate</text:p>
          </table:table-cell>
          <table:table-cell table:style-name="ce10" office:value-type="string" office:string-value="Waybill. Exchange Rate">
            <text:p>Waybill. Exchange Rat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Distribution">
            <text:p>DocumentDistribution</text:p>
          </table:table-cell>
          <table:table-cell table:style-name="ce10" office:value-type="string" office:string-value="Waybill. Document Distribution">
            <text:p>Waybill. Document Distribution</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Waybill. Signature">
            <text:p>Waybill. Signatur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